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a17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testNSCCNetwork</text:p>
      <text:p text:style-name="Standard">Simulation Type: 0 <text:span text:style-name="T1">(No damage/impairment)</text:span></text:p>
      <text:p text:style-name="Standard">Participant: 1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Number of errors for network: 8 </text:p>
      <text:p text:style-name="Standard">Number of timeouts for network: 0 </text:p>
      <text:p text:style-name="Standard">Participant: 2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Number of errors for network: 8 </text:p>
      <text:p text:style-name="Standard">Number of timeouts for network: 0 </text:p>
      <text:p text:style-name="Standard">Participant: 3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S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Number of errors for network: 9 </text:p>
      <text:p text:style-name="Standard">Number of timeouts for network: 0 </text:p>
      <text:p text:style-name="Standard">Participant: 4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Number of errors for network: 6 </text:p>
      <text:p text:style-name="Standard"><text:soft-page-break/>Number of timeouts for network: 0 </text:p>
      <text:p text:style-name="Standard">Participant: 5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Number of errors for network: 9 </text:p>
      <text:p text:style-name="Standard">Number of timeouts for network: 0 </text:p>
      <text:p text:style-name="Standard">Participant: 6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S</text:p>
      <text:p text:style-name="Standard">Error: I S L</text:p>
      <text:p text:style-name="Standard">Error: I S L</text:p>
      <text:p text:style-name="Standard">Number of errors for network: 8 </text:p>
      <text:p text:style-name="Standard">Number of timeouts for network: 0 </text:p>
      <text:p text:style-name="Standard">Participant: 7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S</text:p>
      <text:p text:style-name="Standard">Number of errors for network: 9 </text:p>
      <text:p text:style-name="Standard">Number of timeouts for network: 0 </text:p>
      <text:p text:style-name="Standard">Participant: 8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<text:soft-page-break/>Error: I S L</text:p>
      <text:p text:style-name="Standard">Error: I S S</text:p>
      <text:p text:style-name="Standard">Number of errors for network: 9 </text:p>
      <text:p text:style-name="Standard">Number of timeouts for network: 0 </text:p>
      <text:p text:style-name="Standard">Participant: 9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S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Number of errors for network: 5 </text:p>
      <text:p text:style-name="Standard">Number of timeouts for network: 0 </text:p>
      <text:p text:style-name="Standard">Participant: 10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Number of errors for network: 8 </text:p>
      <text:p text:style-name="Standard">Number of timeouts for network: 0 </text:p>
      <text:p text:style-name="Standard">Participant: 11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Number of errors for network: 9 </text:p>
      <text:p text:style-name="Standard">Number of timeouts for network: 0 </text:p>
      <text:p text:style-name="Standard">Participant: 12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S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<text:soft-page-break/>Number of errors for network: 8 </text:p>
      <text:p text:style-name="Standard">Number of timeouts for network: 0 </text:p>
      <text:p text:style-name="Standard">Participant: 13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S</text:p>
      <text:p text:style-name="Standard">Number of errors for network: 8 </text:p>
      <text:p text:style-name="Standard">Number of timeouts for network: 0 </text:p>
      <text:p text:style-name="Standard">Participant: 14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S</text:p>
      <text:p text:style-name="Standard">Number of errors for network: 9 </text:p>
      <text:p text:style-name="Standard">Number of timeouts for network: 0 </text:p>
      <text:p text:style-name="Standard">Participant: 15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Number of errors for network: 8 </text:p>
      <text:p text:style-name="Standard">Number of timeouts for network: 0 </text:p>
      <text:p text:style-name="Standard">Participant: 16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Number of errors for network: 5 </text:p>
      <text:p text:style-name="Standard">Number of timeouts for network: 0 </text:p>
      <text:p text:style-name="Standard"><text:soft-page-break/>Participant: 17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S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Number of errors for network: 5 </text:p>
      <text:p text:style-name="Standard">Number of timeouts for network: 0 </text:p>
      <text:p text:style-name="Standard">Participant: 18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Number of errors for network: 4 </text:p>
      <text:p text:style-name="Standard">Number of timeouts for network: 0 </text:p>
      <text:p text:style-name="Standard">Participant: 19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S</text:p>
      <text:p text:style-name="Standard">Error: I S L</text:p>
      <text:p text:style-name="Standard">Error: I S L</text:p>
      <text:p text:style-name="Standard">Number of errors for network: 9 </text:p>
      <text:p text:style-name="Standard">Number of timeouts for network: 0 </text:p>
      <text:p text:style-name="Standard">Participant: 20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S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Number of errors for network: 7 </text:p>
      <text:p text:style-name="Standard">Number of timeouts for network: 0 </text:p>
      <text:p text:style-name="Standard">Participant: 21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<text:soft-page-break/>Error: I S S</text:p>
      <text:p text:style-name="Standard">Error: I S S</text:p>
      <text:p text:style-name="Standard">Error: I S L</text:p>
      <text:p text:style-name="Standard">Error: I S L</text:p>
      <text:p text:style-name="Standard">Number of errors for network: 8 </text:p>
      <text:p text:style-name="Standard">Number of timeouts for network: 0 </text:p>
      <text:p text:style-name="Standard">Participant: 22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S</text:p>
      <text:p text:style-name="Standard">Number of errors for network: 9 </text:p>
      <text:p text:style-name="Standard">Number of timeouts for network: 0 </text:p>
      <text:p text:style-name="Standard">Participant: 23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Number of errors for network: 2 </text:p>
      <text:p text:style-name="Standard">Number of timeouts for network: 0 </text:p>
      <text:p text:style-name="Standard">Participant: 24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S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Number of errors for network: 9 </text:p>
      <text:p text:style-name="Standard">Number of timeouts for network: 0 </text:p>
      <text:p text:style-name="Standard">Participant: 25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S</text:p>
      <text:p text:style-name="Standard">Number of errors for network: 5 </text:p>
      <text:p text:style-name="Standard">Number of timeouts for network: 0 </text:p>
      <text:p text:style-name="Standard">Participant: 26 </text:p>
      <text:p text:style-name="Standard"><text:soft-page-break/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S</text:p>
      <text:p text:style-name="Standard">Error: I S S</text:p>
      <text:p text:style-name="Standard">Error: I S L</text:p>
      <text:p text:style-name="Standard">Number of errors for network: 9 </text:p>
      <text:p text:style-name="Standard">Number of timeouts for network: 0 </text:p>
      <text:p text:style-name="Standard">Participant: 27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S</text:p>
      <text:p text:style-name="Standard">Number of errors for network: 9 </text:p>
      <text:p text:style-name="Standard">Number of timeouts for network: 0 </text:p>
      <text:p text:style-name="Standard">Participant: 28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S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Number of errors for network: 8 </text:p>
      <text:p text:style-name="Standard">Number of timeouts for network: 0 </text:p>
      <text:p text:style-name="Standard">Participant: 29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Number of errors for network: 8 </text:p>
      <text:p text:style-name="Standard"><text:soft-page-break/>Number of timeouts for network: 0 </text:p>
      <text:p text:style-name="Standard">Participant: 30 </text:p>
      <text:p text:style-name="Standard">Comparison network testing - number of errors out of 10000 trials: 0 </text:p>
      <text:p text:style-name="Standard">Comparison network testing - number of errors out of 10000 trials: 0 </text:p>
      <text:p text:style-name="Standard">Error: I S L</text:p>
      <text:p text:style-name="Standard">Error: I S L</text:p>
      <text:p text:style-name="Standard">Error: I S S</text:p>
      <text:p text:style-name="Standard">Error: I S L</text:p>
      <text:p text:style-name="Standard">Error: I S S</text:p>
      <text:p text:style-name="Standard">Error: I S L</text:p>
      <text:p text:style-name="Standard">Error: I S L</text:p>
      <text:p text:style-name="Standard">Error: I S L</text:p>
      <text:p text:style-name="Standard">Error: I S S</text:p>
      <text:p text:style-name="Standard">Number of errors for network: 9 </text:p>
      <text:p text:style-name="Standard">Number of timeouts for network: 0 </text:p>
      <text:p text:style-name="Standard"/>
      <text:p text:style-name="Standard">RESULTS SUMMARY: </text:p>
      <text:p text:style-name="Standard">Damage Type: 0 </text:p>
      <text:p text:style-name="Standard">Mean Congruent: 7.676389 </text:p>
      <text:p text:style-name="Standard">Mean Incongruent: 11.576306 </text:p>
      <text:p text:style-name="Standard">Mean SCE (I-C): 3.899917 </text:p>
      <text:p text:style-name="Standard">Total timeouts: 0 </text:p>
      <text:p text:style-name="Standard">Total errors: 227 </text:p>
      <text:p text:style-name="Standard">Total % errors: 5.25 </text:p>
      <text:p text:style-name="Standard">% Hits Congruent: 100.00 </text:p>
      <text:p text:style-name="Standard">% Hits Incongruent: 89.49 </text:p>
      <text:p text:style-name="Standard">% Hits SCE (C-I): 10.51 </text:p>
      <text:p text:style-name="Standard">Mean NumDist Large: 8.383796 </text:p>
      <text:p text:style-name="Standard">Mean NumDist Small: 10.785825 </text:p>
      <text:p text:style-name="Standard">Mean PhysDist Small: 9.541846 </text:p>
      <text:p text:style-name="Standard">Mean PhysDist Large: 9.493506 </text:p>
      <text:p text:style-name="Standard">Mean NumDist 1: 11.888706 </text:p>
      <text:p text:style-name="Standard">Mean NumDist 2: NaN </text:p>
      <text:p text:style-name="Standard">Mean NumDist 3: NaN </text:p>
      <text:p text:style-name="Standard">Mean NumDist 4: NaN </text:p>
      <text:p text:style-name="Standard">Mean NumDist 5: NaN </text:p>
      <text:p text:style-name="Standard">Mean NumDist 6: 8.927778 </text:p>
      <text:p text:style-name="Standard">Mean NumDist 7: 8.511111 </text:p>
      <text:p text:style-name="Standard">Mean NumDist 8: 8.129167 </text:p>
      <text:p text:style-name="Standard">Mean Response Conflict Congruent: 0.175724 </text:p>
      <text:p text:style-name="Standard">Mean Response Conflict Incongruent: 0.376340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2:41:22.526885641</meta:creation-date>
    <dc:date>2023-08-21T17:08:16.311446174</dc:date>
    <meta:editing-duration>PT59M4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8" meta:paragraph-count="404" meta:word-count="2151" meta:character-count="10004" meta:non-whitespace-character-count="8082"/>
  </office:meta>
</office:document-meta>
</file>